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01c" officeooo:paragraph-rsid="000c501c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c501c" officeooo:paragraph-rsid="000c501c"/>
    </style:style>
    <style:style style:name="P3" style:family="paragraph" style:parent-style-name="Text_20_body">
      <style:paragraph-properties fo:text-align="start" style:justify-single-word="false"/>
      <style:text-properties fo:language="bg" fo:country="BG" officeooo:rsid="000d3631" officeooo:paragraph-rsid="000d3631"/>
    </style:style>
    <style:style style:name="P4" style:family="paragraph" style:parent-style-name="Text_20_body">
      <style:text-properties fo:language="bg" fo:country="BG" officeooo:rsid="000e87e5" officeooo:paragraph-rsid="000e87e5"/>
    </style:style>
    <style:style style:name="P5" style:family="paragraph" style:parent-style-name="Text_20_body" style:list-style-name="L6">
      <style:text-properties fo:language="bg" fo:country="BG" officeooo:rsid="000e87e5" officeooo:paragraph-rsid="000e87e5"/>
    </style:style>
    <style:style style:name="P6" style:family="paragraph" style:parent-style-name="Text_20_body" style:list-style-name="L6">
      <style:text-properties fo:language="bg" fo:country="BG" officeooo:rsid="000f84c8" officeooo:paragraph-rsid="000f84c8"/>
    </style:style>
    <style:style style:name="P7" style:family="paragraph" style:parent-style-name="Text_20_body">
      <style:text-properties fo:language="bg" fo:country="BG" officeooo:rsid="000f84c8" officeooo:paragraph-rsid="000f84c8"/>
    </style:style>
    <style:style style:name="P8" style:family="paragraph" style:parent-style-name="Text_20_body">
      <style:text-properties officeooo:rsid="000d3631" officeooo:paragraph-rsid="000d3631"/>
    </style:style>
    <style:style style:name="P9" style:family="paragraph" style:parent-style-name="Text_20_body" style:list-style-name="L3">
      <style:text-properties officeooo:rsid="000d3631" officeooo:paragraph-rsid="000d3631"/>
    </style:style>
    <style:style style:name="P10" style:family="paragraph" style:parent-style-name="Text_20_body" style:list-style-name="L4">
      <style:text-properties officeooo:rsid="000d3631" officeooo:paragraph-rsid="000d3631"/>
    </style:style>
    <style:style style:name="P11" style:family="paragraph" style:parent-style-name="Text_20_body" style:list-style-name="L3">
      <style:text-properties officeooo:rsid="000d3631" officeooo:paragraph-rsid="000d3631" fo:background-color="#fff200"/>
    </style:style>
    <style:style style:name="P12" style:family="paragraph" style:parent-style-name="Text_20_body" style:list-style-name="L4">
      <style:text-properties officeooo:rsid="000e45e6" officeooo:paragraph-rsid="000d3631"/>
    </style:style>
    <style:style style:name="P13" style:family="paragraph" style:parent-style-name="Text_20_body" style:list-style-name="L4">
      <style:text-properties officeooo:rsid="000e45e6" officeooo:paragraph-rsid="000e45e6"/>
    </style:style>
    <style:style style:name="P14" style:family="paragraph" style:parent-style-name="Text_20_body">
      <style:text-properties officeooo:rsid="000e45e6" officeooo:paragraph-rsid="000e45e6"/>
    </style:style>
    <style:style style:name="P15" style:family="paragraph" style:parent-style-name="Text_20_body" style:list-style-name="L5">
      <style:text-properties officeooo:rsid="000e45e6" officeooo:paragraph-rsid="000e45e6"/>
    </style:style>
    <style:style style:name="P16" style:family="paragraph" style:parent-style-name="Text_20_body">
      <style:text-properties fo:font-weight="bold" officeooo:rsid="000e45e6" officeooo:paragraph-rsid="000e45e6" style:font-weight-asian="bold" style:font-weight-complex="bold"/>
    </style:style>
    <style:style style:name="P17" style:family="paragraph" style:parent-style-name="Text_20_body">
      <style:text-properties fo:font-weight="normal" officeooo:rsid="000e45e6" officeooo:paragraph-rsid="000e45e6" style:font-weight-asian="normal" style:font-weight-complex="normal"/>
    </style:style>
    <style:style style:name="P18" style:family="paragraph" style:parent-style-name="Text_20_body" style:list-style-name="L5">
      <style:text-properties fo:font-weight="normal" officeooo:rsid="000e45e6" officeooo:paragraph-rsid="000e45e6" style:font-weight-asian="normal" style:font-weight-complex="normal"/>
    </style:style>
    <style:style style:name="P19" style:family="paragraph" style:parent-style-name="Text_20_body" style:list-style-name="L5">
      <style:text-properties officeooo:rsid="000e87e5" officeooo:paragraph-rsid="000e87e5"/>
    </style:style>
    <style:style style:name="P20" style:family="paragraph" style:parent-style-name="Text_20_body">
      <style:text-properties officeooo:rsid="000e87e5" officeooo:paragraph-rsid="000e87e5"/>
    </style:style>
    <style:style style:name="P21" style:family="paragraph" style:parent-style-name="Text_20_body" style:list-style-name="L6">
      <style:text-properties officeooo:rsid="000e87e5" officeooo:paragraph-rsid="000e87e5"/>
    </style:style>
    <style:style style:name="P22" style:family="paragraph" style:parent-style-name="Text_20_body" style:list-style-name="L6">
      <style:text-properties officeooo:paragraph-rsid="000e87e5"/>
    </style:style>
    <style:style style:name="P23" style:family="paragraph" style:parent-style-name="Subtitle">
      <style:paragraph-properties fo:text-align="start" style:justify-single-word="false"/>
      <style:text-properties officeooo:rsid="000c501c" officeooo:paragraph-rsid="000c501c"/>
    </style:style>
    <style:style style:name="P24" style:family="paragraph" style:parent-style-name="Subtitle">
      <style:text-properties fo:font-weight="bold" officeooo:rsid="000e45e6" officeooo:paragraph-rsid="000e45e6" style:font-weight-asian="bold" style:font-weight-complex="bold"/>
    </style:style>
    <style:style style:name="P25" style:family="paragraph" style:parent-style-name="Title">
      <style:text-properties officeooo:rsid="000e87e5" officeooo:paragraph-rsid="000e87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3631"/>
    </style:style>
    <style:style style:name="T3" style:family="text">
      <style:text-properties fo:language="bg" fo:country="BG"/>
    </style:style>
    <style:style style:name="T4" style:family="text">
      <style:text-properties fo:language="bg" fo:country="BG" officeooo:rsid="000d3631"/>
    </style:style>
    <style:style style:name="T5" style:family="text">
      <style:text-properties fo:language="bg" fo:country="BG" fo:font-weight="normal" style:font-weight-asian="normal" style:font-weight-complex="normal"/>
    </style:style>
    <style:style style:name="T6" style:family="text">
      <style:text-properties fo:language="bg" fo:country="BG" officeooo:rsid="000e87e5"/>
    </style:style>
    <style:style style:name="T7" style:family="text">
      <style:text-properties fo:language="bg" fo:country="BG" officeooo:rsid="000f84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Библиотеката</text:p>
      <text:p text:style-name="P1"/>
      <text:p text:style-name="P23">Изисквания:</text:p>
      <text:list xml:id="list1176220950" text:style-name="L1">
        <text:list-item>
          <text:p text:style-name="P2">Да използваме Трело или нещо подобно за да си разпределяме задачите.</text:p>
        </text:list-item>
        <text:list-item>
          <text:p text:style-name="P2">Да използваме Интерфейси</text:p>
        </text:list-item>
        <text:list-item>
          <text:p text:style-name="P2">Да спазваме ООП принципите</text:p>
        </text:list-item>
        <text:list-item>
          <text:p text:style-name="P2">Да спазваме <text:span text:style-name="T1">SOLID </text:span><text:span text:style-name="T3">принципите</text:span></text:p>
        </text:list-item>
        <text:list-item>
          <text:p text:style-name="P2"><text:span text:style-name="T3">Поне едно ниво на наследяване</text:span></text:p>
        </text:list-item>
        <text:list-item>
          <text:p text:style-name="P2"><text:span text:style-name="T3">Адекватно използване на полиморфизма</text:span></text:p>
        </text:list-item>
        <text:list-item>
          <text:p text:style-name="P2"><text:span text:style-name="T3">Абстрактни класове ( не ги инстанцираме )</text:span></text:p>
        </text:list-item>
        <text:list-item>
          <text:p text:style-name="P2"><text:span text:style-name="T3">Да използваме </text:span><text:span text:style-name="T4">колекция (</text:span><text:span text:style-name="T2">ENUM)</text:span></text:p>
        </text:list-item>
      </text:list>
      <text:p text:style-name="P3">Другите ще ги добавя утре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oft-page-break/>Трябва да направим:</text:p>
      <text:p text:style-name="P16"/>
      <text:p text:style-name="P16">Потребители.</text:p>
      <text:p text:style-name="P8">Да направим основен интерфейс за <text:span text:style-name="T1">Person, </text:span><text:span text:style-name="T3">който да съдържа:</text:span></text:p>
      <text:list xml:id="list1605762716" text:style-name="L3">
        <text:list-item>
          <text:p text:style-name="P9"><text:span text:style-name="T3">Име</text:span></text:p>
        </text:list-item>
        <text:list-item>
          <text:p text:style-name="P9"><text:span text:style-name="T3">Пол</text:span></text:p>
        </text:list-item>
        <text:list-item>
          <text:p text:style-name="P9"><text:span text:style-name="T3">Възраст</text:span></text:p>
        </text:list-item>
        <text:list-item>
          <text:p text:style-name="P11"><text:span text:style-name="T3">Адрес</text:span></text:p>
        </text:list-item>
        <text:list-item>
          <text:p text:style-name="P11"><text:span text:style-name="T3">Електронна поща</text:span></text:p>
        </text:list-item>
      </text:list>
      <text:p text:style-name="P8"><text:span text:style-name="T3"/></text:p>
      <text:p text:style-name="P8"><text:span text:style-name="T3">Имплементира се от:</text:span></text:p>
      <text:list xml:id="list2787336110" text:style-name="L4">
        <text:list-item>
          <text:p text:style-name="P10"><text:span text:style-name="T3">клас Читател с полета:</text:span></text:p>
          <text:list>
            <text:list-item>
              <text:p text:style-name="P10"><text:span text:style-name="T3">взета книга</text:span></text:p>
            </text:list-item>
            <text:list-item>
              <text:p text:style-name="P10"><text:span text:style-name="T3">дата на взимане</text:span></text:p>
            </text:list-item>
            <text:list-item>
              <text:p text:style-name="P10"><text:span text:style-name="T3">дата да се върне</text:span></text:p>
            </text:list-item>
            <text:list-item>
              <text:p text:style-name="P10"><text:span text:style-name="T3">някакъв масив с прочетени книги</text:span></text:p>
            </text:list-item>
          </text:list>
        </text:list-item>
        <text:list-item>
          <text:p text:style-name="P10"><text:span text:style-name="T3">клас Собственик на библиотека с полета:</text:span></text:p>
          <text:list>
            <text:list-item>
              <text:p text:style-name="P12"><text:span text:style-name="T3">име на библиотеката</text:span></text:p>
            </text:list-item>
            <text:list-item>
              <text:p text:style-name="P13"><text:span text:style-name="T3">адрес на библиотеката</text:span></text:p>
            </text:list-item>
            <text:list-item>
              <text:p text:style-name="P13"><text:span text:style-name="T3">масив от книги</text:span></text:p>
            </text:list-item>
          </text:list>
        </text:list-item>
      </text:list>
      <text:p text:style-name="P14"><text:span text:style-name="T3"/></text:p>
      <text:p text:style-name="P16"><text:span text:style-name="T3">Книги.</text:span></text:p>
      <text:p text:style-name="P17"><text:span text:style-name="T3">Интерфейс за книгите в библиотеката, ще съдържа:</text:span></text:p>
      <text:list xml:id="list1978903412" text:style-name="L5">
        <text:list-item>
          <text:p text:style-name="P18"><text:span text:style-name="T3">Основен интерфейс</text:span></text:p>
          <text:list>
            <text:list-item>
              <text:p text:style-name="P15"><text:span text:style-name="T5">Заглавие</text:span></text:p>
            </text:list-item>
            <text:list-item>
              <text:p text:style-name="P15"><text:span text:style-name="T5">Автор</text:span></text:p>
            </text:list-item>
            <text:list-item>
              <text:p text:style-name="P15"><text:span text:style-name="T5">жанр</text:span></text:p>
            </text:list-item>
            <text:list-item>
              <text:p text:style-name="P15"><text:span text:style-name="T5">наличност по бройка в библиотеката</text:span></text:p>
            </text:list-item>
          </text:list>
        </text:list-item>
        <text:list-item>
          <text:p text:style-name="P19"><text:span text:style-name="T5">Ако е част от поредица</text:span></text:p>
          <text:list>
            <text:list-item>
              <text:p text:style-name="P19"><text:span text:style-name="T5">име на поредицата</text:span></text:p>
            </text:list-item>
            <text:list-item>
              <text:p text:style-name="P19"><text:span text:style-name="T5">номер в поредицата</text:span></text:p>
            </text:list-item>
          </text:list>
        </text:list-item>
      </text:list>
      <text:p text:style-name="P20"><text:span text:style-name="T5"/></text:p>
      <text:p text:style-name="P25"><text:soft-page-break/>Изпълнение</text:p>
      <text:p text:style-name="P20"/>
      <text:list xml:id="list3903905681" text:style-name="L6">
        <text:list-item>
          <text:p text:style-name="P22"><text:span text:style-name="T6">Добре ще е да се придържаме към основните изисквания.</text:span></text:p>
        </text:list-item>
        <text:list-item>
          <text:p text:style-name="P21"><text:span text:style-name="T3">Никой не е поискал от нас да направим напълно работеща система за работа с библиотеки, книги и читатели. И според мен е ненужно да го направим.</text:span></text:p>
        </text:list-item>
        <text:list-item>
          <text:p text:style-name="P21"><text:span text:style-name="T3">От нас се иска да им покажем, че разбираме и можем да работим спрямо принципите на Обектно ориентираното програмиране. </text:span><text:span text:style-name="T7">И ще е добре да направим:</text:span></text:p>
          <text:list>
            <text:list-item>
              <text:p text:style-name="P21"><text:span text:style-name="T3">Добавяне на 1 по 1 книга </text:span><text:span text:style-name="T7">(за да минат по- лесно през интерфейса за книги и да е по-нагледно какво се случва).</text:span></text:p>
            </text:list-item>
            <text:list-item>
              <text:p text:style-name="P5">Добавяне на читатели.</text:p>
            </text:list-item>
            <text:list-item>
              <text:p text:style-name="P5">Добавяне на Библиотека (но без да набиваме 1000 книги), просто опция читателя да наследи и библиотека.</text:p>
            </text:list-item>
            <text:list-item>
              <text:p text:style-name="P5">Проследяване на библиотеката, ако някой вземе книга да се запише в <text:s/>лог, кой, кога е взел дадена книга и кога да я върне.</text:p>
            </text:list-item>
            <text:list-item>
              <text:p text:style-name="P5">При случай, че имаме повече от една бройка от книгата да се редуцира броят на книгата в наличност.</text:p>
            </text:list-item>
            <text:list-item>
              <text:p text:style-name="P6">Ако книгата или книгите са взети да се изпише кога ще се върне най-рано някоя от тях.</text:p>
            </text:list-item>
            <text:list-item>
              <text:p text:style-name="P6">Да можем да премахваме книга/и за постоянно, ако собственика реши да напусне тази организация.</text:p>
            </text:list-item>
            <text:list-item>
              <text:p text:style-name="P6">Да премахваме читатели и собственици.</text:p>
            </text:list-item>
            <text:list-item>
              <text:p text:style-name="P6">Да можем да търсим в колекциите от книги.</text:p>
            </text:list-item>
            <text:list-item>
              <text:p text:style-name="P6">Да търсим за читател и собственик.</text:p>
            </text:list-item>
          </text:list>
        </text:list-item>
      </text:list>
      <text:p text:style-name="P7"/>
      <text:p text:style-name="P7">За сега само това се сещам.</text:p>
      <text:p text:style-name="P7">Добавете и вие по нещо.</text:p>
      <text:p text:style-name="P7">Но да се придържаме към основните изисквания.</text:p>
      <text:p text:style-name="P7">Ако намерим време може и да добавим нови неща.</text:p>
      <text:p text:style-name="P4"/>
      <text:p text:style-name="P14"><text:span text:style-name="T3"/></text:p>
      <text:p text:style-name="P14"><text:span text:style-name="T3"/>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05:42.201000000</meta:creation-date>
    <dc:date>2018-10-30T21:53:20.107000000</dc:date>
    <meta:editing-duration>PT23M35S</meta:editing-duration>
    <meta:editing-cycles>3</meta:editing-cycles>
    <meta:generator>LibreOffice/6.1.2.1$Windows_X86_64 LibreOffice_project/65905a128db06ba48db947242809d14d3f9a93fe</meta:generator>
    <meta:document-statistic meta:table-count="0" meta:image-count="0" meta:object-count="0" meta:page-count="3" meta:paragraph-count="57" meta:word-count="396" meta:character-count="2157" meta:non-whitespace-character-count="1860"/>
  </office:meta>
</office:document-meta>
</file>